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b58f0" officeooo:paragraph-rsid="001b58f0"/>
    </style:style>
    <style:style style:name="P2" style:family="paragraph" style:parent-style-name="Standard">
      <style:text-properties style:font-name="FreeSans" officeooo:rsid="001e6c20" officeooo:paragraph-rsid="001e6c20"/>
    </style:style>
    <style:style style:name="P3" style:family="paragraph" style:parent-style-name="Standard">
      <style:text-properties style:font-name="FreeSans" officeooo:rsid="00202c0d" officeooo:paragraph-rsid="00202c0d"/>
    </style:style>
    <style:style style:name="T1" style:family="text">
      <style:text-properties officeooo:rsid="001ccc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nook.db</text:p>
      <text:p text:style-name="P1"/>
      <text:p text:style-name="P1">récupérer tous les albums : &gt; SELECT * FROM albums;</text:p>
      <text:p text:style-name="P1"/>
      <text:p text:style-name="P1">Albums avec Great dans le titre : &gt; SELECT * FROM albums WHERE title LIKE '%GREAT%';</text:p>
      <text:p text:style-name="P1"/>
      <text:p text:style-name="P1">Compter le nombre d’albums : &gt; SELECT COUNT (*) FROM albums;</text:p>
      <text:p text:style-name="P1"/>
      <text:p text:style-name="P1">Suprimer si le titre contient music: &gt; DELETE FROM albums WHERE title LIKE '%music%';</text:p>
      <text:p text:style-name="P1"/>
      <text:p text:style-name="P1"><text:span text:style-name="T1">Selectionner album de ACDC : &gt; </text:span>SELECT * FROM albums JOIN artists ON artists.artistid = albums.artistid WHERE artists.Name = 'AC/DC';</text:p>
      <text:p text:style-name="P1"/>
      <text:p text:style-name="P2">Titre de AC/DC: &gt; SELECT * FROM tracks JOIN artists ON artists.name = tracks.composer WHERE artists.Name = 'AC/DC';</text:p>
      <text:p text:style-name="P2"/>
      <text:p text:style-name="P3">Titres de l’album : &gt; SELECT * FROM tracks JOIN albums ON albums.albumid = tracks.albumid WHERE albums.title = 'Let There Be Rock'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39:20.759151099</meta:creation-date>
    <dc:date>2019-10-22T16:13:25.681777742</dc:date>
    <meta:editing-duration>PT3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12" meta:character-count="668" meta:non-whitespace-character-count="564"/>
  </office:meta>
</office:document-meta>
</file>